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istribuicoes" style:family="table">
      <style:table-properties style:width="17cm" table:align="margins"/>
    </style:style>
    <style:style style:name="distribuicoes.A" style:family="table-column">
      <style:table-column-properties style:column-width="4.251cm" style:rel-column-width="16383*"/>
    </style:style>
    <style:style style:name="distribuicoe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distribuicoe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distribuicoe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distribuicoes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distribuicoes.D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distribuicoes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distribuicoes.A4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distribuicoes.A6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Standard">
      <style:text-properties style:font-name="Arial" officeooo:rsid="000d7409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d74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d7409" officeooo:paragraph-rsid="000d740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d7409" officeooo:paragraph-rsid="0015224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0efb5" officeooo:paragraph-rsid="0010efb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1fb4d" officeooo:paragraph-rsid="0011fb4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2c3c3" officeooo:paragraph-rsid="0012c3c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d7409" officeooo:paragraph-rsid="000d740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d7409" officeooo:paragraph-rsid="0015224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09089" officeooo:paragraph-rsid="0010908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0b164" officeooo:paragraph-rsid="0010b16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0efb5" officeooo:paragraph-rsid="0010efb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1fb4d" officeooo:paragraph-rsid="0011fb4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2c3c3" officeooo:paragraph-rsid="0012c3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3d86b" officeooo:paragraph-rsid="0013d86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52241" officeooo:paragraph-rsid="0015224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5efeb" officeooo:paragraph-rsid="0015efe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b164" officeooo:paragraph-rsid="0010b1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b164" officeooo:paragraph-rsid="0010b1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164" officeooo:paragraph-rsid="0010b1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164" officeooo:paragraph-rsid="0010ef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7311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0b164" style:font-size-asian="12pt" style:font-style-asian="normal" style:font-size-complex="12pt" style:font-style-complex="normal" style:text-overline-style="none" style:text-overline-color="font-color"/>
    </style:style>
    <style:style style:name="T4" style:family="text">
      <style:text-properties officeooo:rsid="0011fb4d"/>
    </style:style>
    <style:style style:name="T5" style:family="text">
      <style:text-properties officeooo:rsid="0012c3c3"/>
    </style:style>
    <style:style style:name="T6" style:family="text">
      <style:text-properties officeooo:rsid="0013d86b"/>
    </style:style>
    <style:style style:name="T7" style:family="text">
      <style:text-properties officeooo:rsid="00152241"/>
    </style:style>
    <number:number-style style:name="N20000" number:language="pt" number:country="B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1 </text:span>– POR QUE É IMPORTANTE APRENDER LINUX</text:p>
      <text:p text:style-name="P1"/>
      <text:p text:style-name="P2">*** O QUE É O LINUX? ***</text:p>
      <text:p text:style-name="P2"/>
      <text:p text:style-name="P8">Sistema Operacional Livre e de Código Aberto</text:p>
      <text:p text:style-name="P8"/>
      <text:p text:style-name="P8">Modular, diferentemente do Windows e Mac OS X</text:p>
      <text:p text:style-name="P8"/>
      <text:p text:style-name="P8">Amplamente empregado em servidores e sistemas de segurança e aplicações cientificas</text:p>
      <text:p text:style-name="P8"/>
      <text:p text:style-name="P8">Disponível em inúmeras plataformas</text:p>
      <text:p text:style-name="P8"/>
      <text:p text:style-name="P3">*** <text:span text:style-name="T2">HISTÓRICO ULTRA-RESUMIDO DO LINUX *** </text:span></text:p>
      <text:p text:style-name="P3"/>
      <text:p text:style-name="P10">Linux Torvalds – Universidade de Helsinki</text:p>
      <text:p text:style-name="P10"/>
      <text:p text:style-name="P10">Minix – Andrew Tanenbaum</text:p>
      <text:p text:style-name="P10"/>
      <text:p text:style-name="P10">Kernel</text:p>
      <text:p text:style-name="P10"/>
      <text:p text:style-name="P10">Projeto GNU – Richard Stallman</text:p>
      <text:p text:style-name="P10"/>
      <text:p text:style-name="P23">*** DISTRIBUIÇÕES ***</text:p>
      <text:p text:style-name="P11"/>
      <table:table table:name="distribuicoes" table:style-name="distribuicoes" table:template-name="Mundo azul">
        <table:table-column table:style-name="distribuicoes.A" table:number-columns-repeated="4"/>
        <table:table-row>
          <table:table-cell table:style-name="distribuicoes.A1" office:value-type="string">
            <text:p text:style-name="P22">Distribuições</text:p>
          </table:table-cell>
          <table:table-cell table:style-name="distribuicoes.A1" office:value-type="string">
            <text:p text:style-name="P22">Aplicações</text:p>
          </table:table-cell>
          <table:table-cell table:style-name="distribuicoes.A1" office:value-type="string">
            <text:p text:style-name="P22">Aplicações</text:p>
          </table:table-cell>
          <table:table-cell table:style-name="distribuicoes.A1" office:value-type="string">
            <text:p text:style-name="P18"/>
          </table:table-cell>
        </table:table-row>
        <table:table-row>
          <table:table-cell table:style-name="distribuicoes.A2" office:value-type="string">
            <text:p text:style-name="P20">Utilitários</text:p>
          </table:table-cell>
          <table:table-cell table:style-name="distribuicoes.B2" office:value-type="string">
            <text:p text:style-name="P20">Gerenciador de Pacotes</text:p>
          </table:table-cell>
          <table:table-cell table:style-name="distribuicoes.C2" office:value-type="string">
            <text:p text:style-name="P20">Sistemas de Janelas</text:p>
          </table:table-cell>
          <table:table-cell table:style-name="distribuicoes.D2">
            <text:p text:style-name="P19"/>
          </table:table-cell>
        </table:table-row>
        <table:table-row>
          <table:table-cell table:style-name="distribuicoes.A3" table:number-columns-spanned="4" office:value-type="string">
            <text:p text:style-name="P20">Shell</text:p>
          </table:table-cell>
          <table:covered-table-cell/>
          <table:covered-table-cell/>
          <table:covered-table-cell/>
        </table:table-row>
        <table:table-row>
          <table:table-cell table:style-name="distribuicoes.A4" table:number-columns-spanned="4" office:value-type="string">
            <text:p text:style-name="P20">Bibliotecas</text:p>
          </table:table-cell>
          <table:covered-table-cell/>
          <table:covered-table-cell/>
          <table:covered-table-cell/>
        </table:table-row>
        <table:table-row>
          <table:table-cell table:style-name="distribuicoes.A3" table:number-columns-spanned="4" office:value-type="string">
            <text:p text:style-name="P20">Kernel – Drivers</text:p>
          </table:table-cell>
          <table:covered-table-cell/>
          <table:covered-table-cell/>
          <table:covered-table-cell/>
        </table:table-row>
        <table:table-row>
          <table:table-cell table:style-name="distribuicoes.A6" table:number-columns-spanned="4" office:value-type="string">
            <text:p text:style-name="P21">Hardware – Drivers</text:p>
          </table:table-cell>
          <table:covered-table-cell/>
          <table:covered-table-cell/>
          <table:covered-table-cell/>
        </table:table-row>
      </table:table>
      <text:p text:style-name="P11"/>
      <text:p text:style-name="P10"/>
      <text:p text:style-name="P5"><text:span text:style-name="T3">*** </text:span>MODULARIDADE <text:span text:style-name="T3">***</text:span></text:p>
      <text:p text:style-name="P12"/>
      <text:p text:style-name="P12">Kernel + Drivers + Biblioteca + Utilitários + Aplicações + Interfaces</text:p>
      <text:p text:style-name="P12"/>
      <text:p text:style-name="P5">*** <text:span text:style-name="T4">EXEMPLOS DE DISTRIBUIÇÃO </text:span>***</text:p>
      <text:p text:style-name="P5"/>
      <text:p text:style-name="P13">Ubuntu</text:p>
      <text:p text:style-name="P13">Debian</text:p>
      <text:p text:style-name="P13">Red Hat</text:p>
      <text:p text:style-name="P13">Arch Linux</text:p>
      <text:p text:style-name="P13">CentOS</text:p>
      <text:p text:style-name="P13">Kali Linux</text:p>
      <text:p text:style-name="P13">Mint</text:p>
      <text:p text:style-name="P13">Fedora</text:p>
      <text:p text:style-name="P13">Oracle Linux</text:p>
      <text:p text:style-name="P13"/>
      <text:p text:style-name="P13">Existem mais de 300 distros ativas e em desenvolvimento atualmente</text:p>
      <text:p text:style-name="P13"/>
      <text:p text:style-name="P6">*** <text:span text:style-name="T5">APLICAÇÕES LINUX </text:span>***</text:p>
      <text:p text:style-name="P6"><text:soft-page-break/></text:p>
      <text:p text:style-name="P14">Servidores </text:p>
      <text:p text:style-name="P14">Supercomputadores</text:p>
      <text:p text:style-name="P14">Dispositivos Móveis</text:p>
      <text:p text:style-name="P14">Firewalls e Roteadores</text:p>
      <text:p text:style-name="P14">Desktop</text:p>
      <text:p text:style-name="P14">Mainframes</text:p>
      <text:p text:style-name="P14">IDS/IPS</text:p>
      <text:p text:style-name="P14">Teste de Segurança</text:p>
      <text:p text:style-name="P14">Recuperação de Sistemas</text:p>
      <text:p text:style-name="P14">Dispositivos Embarcados e Automação</text:p>
      <text:p text:style-name="P14">Carros autônomos, SmarTVs, naves espaciais</text:p>
      <text:p text:style-name="P14"/>
      <text:p text:style-name="P7">*** <text:span text:style-name="T6">SOFTWARE LIVRE E OPEN SOURCE </text:span>***</text:p>
      <text:p text:style-name="P7"/>
      <text:p text:style-name="P15">Software livre é software sobre o qual os usuários possuem a liberdade para distribui e alterar</text:p>
      <text:p text:style-name="P15"/>
      <text:p text:style-name="P15">Open Source significa que o código-fonte do software é distribuído livremente</text:p>
      <text:p text:style-name="P15"/>
      <text:p text:style-name="P15"/>
      <text:p text:style-name="P3">*** <text:span text:style-name="T7">MARKET SHARE – LINUX</text:span> ***</text:p>
      <text:p text:style-name="P3"/>
      <text:p text:style-name="P16">67% Servidores Web na Internet (combinado com Unix)</text:p>
      <text:p text:style-name="P16"/>
      <text:p text:style-name="P16">99,4% de todos os Supercomputadores</text:p>
      <text:p text:style-name="P16"/>
      <text:p text:style-name="P16">30% Mainframes</text:p>
      <text:p text:style-name="P16"/>
      <text:p text:style-name="P16">85% Dispositivos móveis (na forma de Android)</text:p>
      <text:p text:style-name="P16"/>
      <text:p text:style-name="P16">2,53% Destop</text:p>
      <text:p text:style-name="P8"/>
      <text:p text:style-name="P4">*** <text:span text:style-name="T7">RESUMINDO, POR QUE APRENDER E USAR O LINUX </text:span>***</text:p>
      <text:p text:style-name="P4"/>
      <text:p text:style-name="P17">Custo muito baixo – muitas vezes, igual a zero</text:p>
      <text:p text:style-name="P17">Alta Performance e Confiabilidade </text:p>
      <text:p text:style-name="P17">Alto Nível de Segurança</text:p>
      <text:p text:style-name="P17">Sistema dominante no mundo dos servidores</text:p>
      <text:p text:style-name="P17">Domina também o mercado de Smartsphones e dispositivos móveis</text:p>
      <text:p text:style-name="P17">Domina o mercado de dispositivos embarcados</text:p>
      <text:p text:style-name="P17">Possui vasto acervo de aplicações disponíveis</text:p>
      <text:p text:style-name="P17">Altamente personalizável e configurável</text:p>
      <text:p text:style-name="P17">Mercado de trabalho aquecido e com demanda</text:p>
      <text:p text:style-name="P17"/>
      <text:p text:style-name="P17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5" style:display-name="Mundo azul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7" style:display-name="Mundo azul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6:09:07.522452556</meta:creation-date>
    <dc:date>2020-04-26T17:09:35.191017184</dc:date>
    <meta:editing-duration>PT39M55S</meta:editing-duration>
    <meta:editing-cycles>9</meta:editing-cycles>
    <meta:generator>LibreOffice/6.3.5.2$Linux_X86_64 LibreOffice_project/30$Build-2</meta:generator>
    <meta:document-statistic meta:table-count="1" meta:image-count="0" meta:object-count="0" meta:page-count="2" meta:paragraph-count="66" meta:word-count="280" meta:character-count="1875" meta:non-whitespace-character-count="1650"/>
  </office:meta>
</office:document-meta>
</file>